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713cm"/>
    </style:style>
    <style:style style:name="co8" style:family="table-column">
      <style:table-column-properties fo:break-before="auto" style:column-width="27.2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 (inclusive)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working tile with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tileset</text:p>
          </table:table-cell>
          <table:table-cell table:number-columns-repeated="13"/>
          <table:table-cell table:style-name="ce9"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rgb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size of palet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tore in rgb the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Store in r the red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<text:span text:style-name="T1">Store in g the </text:span>green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<text:span text:style-name="T1">Store in b the</text:span> blue component from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office:value-type="string" calcext:value-type="string">
            <text:p>index, r</text:p>
          </table:table-cell>
          <table:table-cell table:style-name="ce15" office:value-type="string" calcext:value-type="string">
            <text:p>Adjust the red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office:value-type="string" calcext:value-type="string">
            <text:p>index, g</text:p>
          </table:table-cell>
          <table:table-cell table:style-name="ce15" office:value-type="string" calcext:value-type="string">
            <text:p>Adjust the green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office:value-type="string" calcext:value-type="string">
            <text:p>index, b</text:p>
          </table:table-cell>
          <table:table-cell table:style-name="ce15" office:value-type="string" calcext:value-type="string">
            <text:p>Adjust the blue component for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PR.NEW</text:p>
          </table:table-cell>
          <table:table-cell table:style-name="ce15" office:value-type="string" calcext:value-type="string">
            <text:p>id, tileset_ix, fgc_palette_ix, bgc_palette_ix</text:p>
          </table:table-cell>
          <table:table-cell table:style-name="ce15" office:value-type="string" calcext:value-type="string">
            <text:p>Create a new sprite with the specified til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X</text:p>
          </table:table-cell>
          <table:table-cell table:style-name="ce15" office:value-type="string" calcext:value-type="string">
            <text:p>id, x</text:p>
          </table:table-cell>
          <table:table-cell table:style-name="ce15" office:value-type="string" calcext:value-type="string">
            <text:p>Set x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Y</text:p>
          </table:table-cell>
          <table:table-cell table:style-name="ce15" office:value-type="string" calcext:value-type="string">
            <text:p>id, y</text:p>
          </table:table-cell>
          <table:table-cell table:style-name="ce15" office:value-type="string" calcext:value-type="string">
            <text:p>Set y coordinate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POS</text:p>
          </table:table-cell>
          <table:table-cell table:style-name="ce15" office:value-type="string" calcext:value-type="string">
            <text:p>id, x, y</text:p>
          </table:table-cell>
          <table:table-cell table:style-name="ce15" office:value-type="string" calcext:value-type="string">
            <text:p>Set x and y coordinates of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MOVE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Move sprite by specified distanc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BUF</text:p>
          </table:table-cell>
          <table:table-cell table:style-name="ce15" office:value-type="string" calcext:value-type="string">
            <text:p>id, buf_id</text:p>
          </table:table-cell>
          <table:table-cell table:style-name="ce15" office:value-type="string" calcext:value-type="string">
            <text:p>Put sprite inside of tilebuffer viewpor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PR.D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Delete sprit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Load text file at path and store contents into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text file at path and store lin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Load binary file at path and store bytes into arra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office:value-type="string" calcext:value-type="string">
            <text:p>path, x</text:p>
          </table:table-cell>
          <table:table-cell table:style-name="ce15" office:value-type="string" calcext:value-type="string">
            <text:p>Write x into text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office:value-type="string" calcext:value-type="string">
            <text:p>path, arr_id</text:p>
          </table:table-cell>
          <table:table-cell table:style-name="ce15" office:value-type="string" calcext:value-type="string">
            <text:p>Write array bytes into binary file at path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Concatenate strings x and y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upp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onvert string x to lowerca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office:value-type="string" calcext:value-type="string">
            <text:p>result, x, begin, end</text:p>
          </table:table-cell>
          <table:table-cell table:style-name="ce15" office:value-type="string" calcext:value-type="string">
            <text:p>Get substring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office:value-type="string" calcext:value-type="string">
            <text:p>array, x, delimiter</text:p>
          </table:table-cell>
          <table:table-cell table:style-name="ce15" office:value-type="string" calcext:value-type="string">
            <text:p>Split x into an array of string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Remove leading and trailing spaces from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Get length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office:value-type="string" calcext:value-type="string">
            <text:p>result, x, index</text:p>
          </table:table-cell>
          <table:table-cell table:style-name="ce15" office:value-type="string" calcext:value-type="string">
            <text:p>Get character at index of 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IND</text:p>
          </table:table-cell>
          <table:table-cell table:style-name="ce15" office:value-type="string" calcext:value-type="string">
            <text:p>result, x, y, begin</text:p>
          </table:table-cell>
          <table:table-cell table:style-name="ce15" office:value-type="string" calcext:value-type="string">
            <text:p>Search x for substring y and store index of first occurrence starting from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office:value-type="string" calcext:value-type="string">
            <text:p>result, x, y, z</text:p>
          </table:table-cell>
          <table:table-cell table:style-name="ce15" office:value-type="string" calcext:value-type="string">
            <text:p>Search x for all occurrences of substring y and replace them with z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office:value-type="string" calcext:value-type="string">
            <text:p>result, x, count</text:p>
          </table:table-cell>
          <table:table-cell table:style-name="ce15" office:value-type="string" calcext:value-type="string">
            <text:p>Repeat string x for specified number of times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PFX</text:p>
          </table:table-cell>
          <table:table-cell table:style-name="ce15" office:value-type="string" calcext:value-type="string">
            <text:p>result, x, prefix</text:p>
          </table:table-cell>
          <table:table-cell table:style-name="ce15" office:value-type="string" calcext:value-type="string">
            <text:p>Get 1 if x starts with pre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SFX</text:p>
          </table:table-cell>
          <table:table-cell table:style-name="ce15" office:value-type="string" calcext:value-type="string">
            <text:p>result, x, suffix</text:p>
          </table:table-cell>
          <table:table-cell table:style-name="ce15" office:value-type="string" calcext:value-type="string">
            <text:p>Get 1 if x ends with suffix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arch x for substring y and store 1 if any occurrence found, 0 otherwise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office:value-type="string" calcext:value-type="string">
            <text:p>result, format, x</text:p>
          </table:table-cell>
          <table:table-cell table:style-name="ce15" office:value-type="string" calcext:value-type="string">
            <text:p>Embed x into a string using the specified forma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5">
          <table:table-cell/>
          <table:table-cell table:style-name="ce15" office:value-type="string" calcext:value-type="string">
            <text:p>READ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<text:span text:style-name="T1">Read into x the value at current data pointer position in</text:span> the static data block,</text:p>
            <text:p>then move pointer to next value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/>
          <table:table-cell table:style-name="ce15" office:value-type="string" calcext:value-type="string">
            <text:p>Move data pointer back to beginning of data block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3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20T15:55:12.720000000</dc:date>
    <meta:editing-duration>P3DT10H46M59S</meta:editing-duration>
    <meta:editing-cycles>132</meta:editing-cycles>
    <meta:generator>LibreOffice/7.5.2.2$Windows_X86_64 LibreOffice_project/53bb9681a964705cf672590721dbc85eb4d0c3a2</meta:generator>
    <meta:document-statistic meta:table-count="2" meta:cell-count="655" meta:object-count="0"/>
  </office:meta>
</office:document-meta>
</file>